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2" table:default-cell-style-name="ce70"/>
        <table:table-column table:style-name="co4" table:number-columns-repeated="5" table:default-cell-style-name="ce70"/>
        <table:table-column table:style-name="co4" table:number-columns-repeated="994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4" table:number-rows-spanned="1">
            <text:p>Photographie</text:p>
          </table:table-cell>
          <table:covered-table-cell table:number-columns-repeated="3" table:style-name="ce9"/>
          <table:table-cell table:style-name="ce61" table:number-columns-repeated="7"/>
          <table:table-cell table:style-name="ce76" table:number-columns-repeated="40"/>
          <table:table-cell table:style-name="ce79" table:number-columns-repeated="954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ublier un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2" office:value-type="string" calcext:value-type="string">
            <text:p>Moteurs de recherche</text:p>
          </table:table-cell>
          <table:table-cell table:style-name="ce85" office:value-type="string" calcext:value-type="string">
            <text:p>Bilan web</text:p>
          </table:table-cell>
          <table:table-cell table:style-name="ce62" office:value-type="string" calcext:value-type="string">
            <text:p>Évaluation web</text:p>
          </table:table-cell>
          <table:table-cell table:style-name="ce62" office:value-type="string" calcext:value-type="string">
            <text:p>Composition d’une image</text:p>
          </table:table-cell>
          <table:table-cell table:style-name="ce62" office:value-type="string" calcext:value-type="string">
            <text:p>Image numérique</text:p>
          </table:table-cell>
          <table:table-cell table:style-name="ce85" office:value-type="string" calcext:value-type="string">
            <text:p>Algorithme de traitement</text:p>
          </table:table-cell>
          <table:table-cell table:style-name="ce62" office:value-type="string" calcext:value-type="string">
            <text:p>Stéganogaphie</text:p>
          </table:table-cell>
          <table:table-cell table:style-name="ce62" table:number-columns-repeated="7"/>
          <table:table-cell table:style-name="ce77" table:number-columns-repeated="40"/>
          <table:table-cell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 office:value-type="date" office:date-value="2021-01-05" calcext:value-type="date">
            <text:p>5 janv.</text:p>
          </table:table-cell>
          <table:table-cell table:style-name="ce63"/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/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4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1.5</text:p>
          </table:table-cell>
          <table:table-cell table:style-name="ce61"/>
          <table:table-cell table:number-columns-repeated="3" table:style-name="ce61" office:value-type="string" calcext:value-type="string">
            <text:p>distance</text:p>
          </table:table-cell>
          <table:table-cell table:style-name="ce61" table:number-columns-repeated="14"/>
          <table:table-cell table:style-name="ce76" table:number-columns-repeated="40"/>
          <table:table-cell table:style-name="ce79" table:number-columns-repeated="954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0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number-columns-repeated="1000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1000"/>
        </table:table-row>
        <table:table-row table:style-name="ro5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20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0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2"/>
          <table:table-cell table:number-columns-repeated="1000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0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67" table:number-columns-repeated="22"/>
          <table:table-cell table:number-columns-repeated="1000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2"/>
          <table:table-cell table:number-columns-repeated="1000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2"/>
          <table:table-cell table:number-columns-repeated="1000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2"/>
          <table:table-cell table:number-columns-repeated="1000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2"/>
          <table:table-cell table:number-columns-repeated="1000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2"/>
          <table:table-cell table:number-columns-repeated="1000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2"/>
          <table:table-cell table:number-columns-repeated="1000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20"/>
          <table:table-cell table:number-columns-repeated="1000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17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1000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1000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19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1000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2"/>
          <table:table-cell table:number-columns-repeated="1000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18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number-columns-repeated="1000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9" table:default-cell-style-name="ce70"/>
        <table:table-column table:style-name="co4" table:number-columns-repeated="5" table:default-cell-style-name="ce70"/>
        <table:table-column table:style-name="co4" table:number-columns-repeated="96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27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2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Variable et fonction</text:p>
          </table:table-cell>
          <table:table-cell table:style-name="ce85" office:value-type="string" calcext:value-type="string">
            <text:p>Évaluation fonctions</text:p>
          </table:table-cell>
          <table:table-cell table:style-name="ce72" office:value-type="string" calcext:value-type="string">
            <text:p>Produire un code correct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72" office:value-type="string" calcext:value-type="string">
            <text:p>Formulaire web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dictionnaire</text:p>
          </table:table-cell>
          <table:table-cell table:style-name="ce62" office:value-type="string" calcext:value-type="string">
            <text:p>TP parcours (liste, dictionnaire)</text:p>
          </table:table-cell>
          <table:table-cell table:style-name="ce35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27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01-05" calcext:value-type="date">
            <text:p>5 jan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8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office:value-type="date" office:date-value="2021-01-12" calcext:value-type="date">
            <text:p>12 janv.</text:p>
          </table:table-cell>
          <table:table-cell table:style-name="ce63" table:number-columns-repeated="18"/>
          <table:table-cell table:style-name="ce78" table:number-columns-repeated="40"/>
          <table:table-cell table:style-name="ce80" table:number-columns-repeated="927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8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18"/>
          <table:table-cell table:style-name="ce76" table:number-columns-repeated="40"/>
          <table:table-cell table:style-name="ce79" table:number-columns-repeated="92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49" table:default-cell-style-name="ce70"/>
        <table:table-column table:style-name="co3" table:number-columns-repeated="8" table:default-cell-style-name="Default"/>
        <table:table-column table:style-name="co4" table:number-columns-repeated="962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5" table:number-rows-spanned="1">
            <text:p>algorithmique</text:p>
          </table:table-cell>
          <table:covered-table-cell table:number-columns-repeated="4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76" table:number-columns-repeated="40"/>
          <table:table-cell table:style-name="ce79" table:number-columns-repeated="930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72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72" office:value-type="string" calcext:value-type="string">
            <text:p>BDD bandes dessinées utilisation</text:p>
          </table:table-cell>
          <table:table-cell table:style-name="ce72" office:value-type="string" calcext:value-type="string">
            <text:p>Exercices manipulation BDD</text:p>
          </table:table-cell>
          <table:table-cell table:style-name="ce72" office:value-type="string" calcext:value-type="string">
            <text:p>Requêtes avancées</text:p>
          </table:table-cell>
          <table:table-cell table:style-name="ce72" office:value-type="string" calcext:value-type="string">
            <text:p>Exercices requêtes avancées</text:p>
          </table:table-cell>
          <table:table-cell table:style-name="ce75" office:value-type="string" calcext:value-type="string">
            <text:p>Évaluation BDD</text:p>
          </table:table-cell>
          <table:table-cell table:style-name="ce62" office:value-type="string" calcext:value-type="string">
            <text:p>Recherche de fichiers</text:p>
          </table:table-cell>
          <table:table-cell table:style-name="ce62" table:number-columns-repeated="4"/>
          <table:table-cell table:style-name="ce62" office:value-type="string" calcext:value-type="string">
            <text:p>protocole de routage (algo graphes)</text:p>
          </table:table-cell>
          <table:table-cell table:style-name="ce62" office:value-type="string" calcext:value-type="string">
            <text:p>ACID ?</text:p>
          </table:table-cell>
          <table:table-cell table:style-name="ce62" office:value-type="string" calcext:value-type="string">
            <text:p>projet web PHP</text:p>
          </table:table-cell>
          <table:table-cell table:style-name="ce62" table:number-columns-repeated="4"/>
          <table:table-cell table:style-name="ce77" table:number-columns-repeated="40"/>
          <table:table-cell table:number-columns-repeated="93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table:number-columns-repeated="13"/>
          <table:table-cell table:style-name="ce32" table:number-columns-repeated="40"/>
          <table:table-cell table:style-name="ce33" table:number-columns-repeated="930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table:number-columns-repeated="13"/>
          <table:table-cell table:style-name="ce76" table:number-columns-repeated="40"/>
          <table:table-cell table:style-name="ce79" table:number-columns-repeated="930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5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5"/>
          <table:table-cell table:number-columns-repeated="976"/>
        </table:table-row>
        <table:table-row table:style-name="ro5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2"/>
          <table:table-cell table:number-columns-repeated="976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5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45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976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976"/>
        </table:table-row>
        <table:table-row table:style-name="ro9">
          <table:table-cell table:number-columns-repeated="2"/>
          <table:table-cell table:style-name="ce67" table:number-columns-repeated="46"/>
          <table:table-cell table:number-columns-repeated="97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6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46"/>
          <table:table-cell table:number-columns-repeated="976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46"/>
          <table:table-cell table:number-columns-repeated="976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46"/>
          <table:table-cell table:number-columns-repeated="976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5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46"/>
          <table:table-cell table:number-columns-repeated="976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6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42"/>
          <table:table-cell table:number-columns-repeated="976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3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4"/>
          <table:table-cell table:number-columns-repeated="976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46"/>
          <table:table-cell table:number-columns-repeated="976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6"/>
          <table:table-cell table:number-columns-repeated="976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5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46"/>
          <table:table-cell table:number-columns-repeated="976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6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6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46"/>
          <table:table-cell table:number-columns-repeated="976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46"/>
          <table:table-cell table:number-columns-repeated="97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12:14:17.927028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1-14T17:19:51.509783253</dc:date>
    <meta:editing-duration>P127DT10H13M46S</meta:editing-duration>
    <meta:editing-cycles>741</meta:editing-cycles>
    <meta:generator>LibreOffice/6.1.5.2$Linux_X86_64 LibreOffice_project/10$Build-2</meta:generator>
    <meta:document-statistic meta:table-count="3" meta:cell-count="804" meta:object-count="0"/>
  </office:meta>
</office:document-meta>
</file>